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Lohit Bengali" svg:font-family="'Lohit Bengali'" style:font-pitch="variable"/>
    <style:font-face style:name="Lohit Bengali1" svg:font-family="'Lohit Bengali'" style:font-adornments="Gras" style:font-pitch="variable"/>
    <style:font-face style:name="Lohit Bengali2" svg:font-family="'Lohit Bengali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5.32cm" style:rel-column-width="20507*"/>
    </style:style>
    <style:style style:name="Tableau11.B" style:family="table-column">
      <style:table-column-properties style:column-width="11.68cm" style:rel-column-width="45028*"/>
    </style:style>
    <style:style style:name="Tableau11.A1" style:family="table-cell">
      <style:table-cell-properties fo:background-color="#808080" fo:padding="0.097cm" fo:border="0.05pt solid #000000">
        <style:background-image/>
      </style:table-cell-properties>
    </style:style>
    <style:style style:name="Tableau11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au11.B2" style:family="table-cell">
      <style:table-cell-properties fo:background-color="#c0c0c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2" style:family="table">
      <style:table-properties style:width="17cm" table:align="margins"/>
    </style:style>
    <style:style style:name="Tableau12.A" style:family="table-column">
      <style:table-column-properties style:column-width="5.292cm" style:rel-column-width="20398*"/>
    </style:style>
    <style:style style:name="Tableau12.B" style:family="table-column">
      <style:table-column-properties style:column-width="11.709cm" style:rel-column-width="45137*"/>
    </style:style>
    <style:style style:name="Tableau12.A1" style:family="table-cell">
      <style:table-cell-properties fo:background-color="#ff9966" fo:padding="0.097cm" fo:border="0.05pt solid #000000">
        <style:background-image/>
      </style:table-cell-properties>
    </style:style>
    <style:style style:name="Tableau12.A2" style:family="table-cell">
      <style:table-cell-properties fo:background-color="#ffcc99" fo:padding="0.097cm" fo:border-left="0.05pt solid #000000" fo:border-right="none" fo:border-top="none" fo:border-bottom="0.05pt solid #000000">
        <style:background-image/>
      </style:table-cell-properties>
    </style:style>
    <style:style style:name="Tableau12.B2" style:family="table-cell">
      <style:table-cell-properties fo:background-color="#ffcc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4" style:family="table">
      <style:table-properties style:width="17cm" table:align="margins"/>
    </style:style>
    <style:style style:name="Tableau14.A" style:family="table-column">
      <style:table-column-properties style:column-width="5.32cm" style:rel-column-width="20507*"/>
    </style:style>
    <style:style style:name="Tableau14.B" style:family="table-column">
      <style:table-column-properties style:column-width="11.68cm" style:rel-column-width="45028*"/>
    </style:style>
    <style:style style:name="Tableau14.A1" style:family="table-cell">
      <style:table-cell-properties fo:padding="0.097cm" fo:border="0.05pt solid #000000"/>
    </style:style>
    <style:style style:name="Tableau14.A2" style:family="table-cell">
      <style:table-cell-properties fo:padding="0.097cm" fo:border-left="0.05pt solid #000000" fo:border-right="none" fo:border-top="none" fo:border-bottom="0.05pt solid #000000"/>
    </style:style>
    <style:style style:name="Tableau1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style:font-name="Lohit Bengali" fo:font-size="16pt" fo:font-weight="bold" style:font-size-asian="16pt" style:font-weight-asian="bold" style:font-size-complex="16pt" style:font-weight-complex="bold"/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000000" style:text-outline="false" style:text-line-through-style="none" style:font-name="Ubuntu" fo:font-size="2pt" fo:letter-spacing="normal" fo:font-style="normal" fo:text-shadow="none" style:text-underline-style="none" fo:font-weight="normal" style:letter-kerning="true" style:font-name-asian="Ubuntu" style:font-size-asian="2pt" style:font-style-asian="normal" style:font-weight-asian="normal" style:font-name-complex="Ubuntu" style:font-size-complex="2pt" style:font-style-complex="normal" style:font-weight-complex="normal" style:text-emphasize="none" style:text-overline-style="none" style:text-overline-color="font-color"/>
    </style:style>
    <style:style style:name="T2" style:family="text">
      <style:text-properties fo:color="#000000" style:text-outline="false" style:text-line-through-style="none" style:font-name="Ubuntu" fo:font-size="9pt" fo:letter-spacing="normal" fo:font-style="normal" fo:text-shadow="none" style:text-underline-style="none" fo:font-weight="normal" style:letter-kerning="true" style:font-name-asian="Ubuntu" style:font-size-asian="9pt" style:font-style-asian="normal" style:font-weight-asian="normal" style:font-name-complex="Ubuntu" style:font-size-complex="9pt" style:font-style-complex="normal" style:font-weight-complex="normal" style:text-emphasize="none" style:text-overline-style="none" style:text-overline-color="font-color"/>
    </style:style>
    <style:style style:name="T3" style:family="text">
      <style:text-properties fo:font-size="2pt" style:font-size-asian="2pt" style:font-size-complex="2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office:annotation><dc:creator>sge </dc:creator><dc:date>2013-10-18T14:25:45</dc:date><text:p text:style-name="P2"><text:span text:style-name="T5">do text if self.getPortalTypeName()=='projectspace'</text:span></text:p></office:annotation><text:text-input text:description="">"PST %s" % self.Description()</text:text-input></text:p>
      <text:p text:style-name="P1"><office:annotation><dc:creator>sge </dc:creator><dc:date>2013-10-18T14:28:03</dc:date><text:p text:style-name="P2"><text:span text:style-name="T7">do text if self.getPortalTypeName()=='strategicobjective'</text:span></text:p></office:annotation>Contenu de l'objectif stratégique</text:p>
      <text:p text:style-name="P1"><office:annotation><dc:creator>sge </dc:creator><dc:date>2013-10-18T14:28:03</dc:date><text:p text:style-name="P2"><text:span text:style-name="T7">do text if self.getPortalTypeName()=='operationalobjective'</text:span></text:p></office:annotation>Contenu de l'objectif opérationnel</text:p>
      <text:p text:style-name="P1"><office:annotation><dc:creator>sge </dc:creator><dc:date>2013-10-18T14:28:03</dc:date><text:p text:style-name="P2"><text:span text:style-name="T7">do text if self.getPortalTypeName()=='pstaction'</text:span></text:p></office:annotation>Contenu de l'action</text:p>
      <text:section text:style-name="Sect1" text:name="Section3">
        <table:table table:name="Tableau11" table:style-name="Tableau11">
          <table:table-column table:style-name="Tableau11.A"/>
          <table:table-column table:style-name="Tableau11.B"/>
          <table:table-row>
            <table:table-cell table:style-name="Tableau11.A1" table:number-columns-spanned="2" office:value-type="string">
              <text:h text:style-name="Heading_20_1" text:outline-level="1"><text:span text:style-name="T4"><office:annotation><dc:creator>sge </dc:creator><dc:date>2013-06-21T21:16:13</dc:date><text:p text:style-name="P2"><text:span text:style-name="T7">do section- for so in view.getStrategicObjectives()</text:span></text:p></office:annotation></text:span><text:span text:style-name="T4">Objectif stratégique</text:span></text:h>
            </table:table-cell>
            <table:covered-table-cell/>
          </table:table-row>
          <table:table-row>
            <table:table-cell table:style-name="Tableau11.A2" office:value-type="string">
              <text:p text:style-name="fa-attr-libellé">Titre</text:p>
            </table:table-cell>
            <table:table-cell table:style-name="Tableau11.B2" office:value-type="string">
              <text:p text:style-name="Table_20_Contents"><text:text-input text:description="">so.Title()</text:text-input></text:p>
            </table:table-cell>
          </table:table-row>
          <table:table-row>
            <table:table-cell table:style-name="Tableau11.A2" office:value-type="string">
              <text:p text:style-name="fa-attr-libellé"><office:annotation><dc:creator>sge </dc:creator><dc:date>2013-10-18T15:09:03</dc:date><text:p text:style-name="P2"><text:span text:style-name="T5">do row if so.categories</text:span></text:p></office:annotation>Domaine</text:p>
            </table:table-cell>
            <table:table-cell table:style-name="Tableau11.B2" office:value-type="string">
              <text:p text:style-name="Table_20_Contents"><text:text-input text:description="">view.vocValue(u'imio.project.core.content.project.categories_vocabulary', 'categories', obj=so)</text:text-input></text:p>
            </table:table-cell>
          </table:table-row>
          <table:table-row>
            <table:table-cell table:style-name="Tableau11.A2" office:value-type="string">
              <text:p text:style-name="fa-attr-libellé"><office:annotation><dc:creator>sge </dc:creator><dc:date>2013-10-22T08:07:38</dc:date><text:p text:style-name="P3"><text:span text:style-name="T8">do row if so.budget</text:span></text:p></office:annotation>Budget propre</text:p>
            </table:table-cell>
            <table:table-cell table:style-name="Tableau11.B2" office:value-type="string">
              <text:p text:style-name="Table_20_Contents"><office:annotation><dc:creator>sge </dc:creator><dc:date>2013-10-22T08:04:18</dc:date><text:p text:style-name="P2"><text:span text:style-name="T6">do text</text:span></text:p><text:p text:style-name="P2"><text:span text:style-name="T7">from xhtml(view.</text:span><text:span text:style-name="T7">getObjectDGM(so).</text:span><text:span text:style-name="T7">getOwnBudget(obj=so))</text:span></text:p></office:annotation>champ budget</text:p>
            </table:table-cell>
          </table:table-row>
          <table:table-row>
            <table:table-cell table:style-name="Tableau11.A2" office:value-type="string">
              <text:p text:style-name="fa-attr-libellé"><office:annotation><dc:creator>sge </dc:creator><dc:date>2013-10-22T08:07:05</dc:date><text:p text:style-name="P2"><text:span text:style-name="T6">do row if view.get('budget_comments', obj=so)</text:span></text:p></office:annotation>Commentaires budget</text:p>
            </table:table-cell>
            <table:table-cell table:style-name="Tableau11.B2" office:value-type="string">
              <text:p text:style-name="Table_20_Contents"><office:annotation><dc:creator>sge </dc:creator><dc:date>2013-10-22T08:06:24</dc:date><text:p text:style-name="P2"><text:span text:style-name="T6">do text</text:span></text:p><text:p text:style-name="P2"><text:span text:style-name="T7">from xhtml(view.get('budget_comments', obj=so))</text:span></text:p></office:annotation>champ budget_comments</text:p>
            </table:table-cell>
          </table:table-row>
          <table:table-row>
            <table:table-cell table:style-name="Tableau11.A2" office:value-type="string">
              <text:p text:style-name="fa-attr-libellé">Budget des sous-éléments</text:p>
            </table:table-cell>
            <table:table-cell table:style-name="Tableau11.B2" office:value-type="string">
              <text:p text:style-name="Table_20_Contents"><office:annotation><dc:creator>sge </dc:creator><dc:date>2013-10-22T08:10:12</dc:date><text:p text:style-name="P2"><text:span text:style-name="T6">do text</text:span></text:p><text:p text:style-name="P2"><text:span text:style-name="T7">from xhtml(view.getObjectDGM(so).getChildrenBudget(obj=so))</text:span></text:p></office:annotation>widget des sous-éléments</text:p>
            </table:table-cell>
          </table:table-row>
        </table:table>
        <text:section text:style-name="Sect1" text:name="Section4">
          <text:p text:style-name="Text_20_body"><text:span text:style-name="T3"><text:s/></text:span><office:annotation><dc:creator>Ngaha </dc:creator><dc:date>2013-10-15T12:46:28</dc:date><text:p text:style-name="P2"><text:span text:style-name="T7">do section- for oo in view.getOperationalObjectives(so)</text:span></text:p></office:annotation></text:p>
          <table:table table:name="Tableau12" table:style-name="Tableau12">
            <table:table-column table:style-name="Tableau12.A"/>
            <table:table-column table:style-name="Tableau12.B"/>
            <table:table-row>
              <table:table-cell table:style-name="Tableau12.A1" table:number-columns-spanned="2" office:value-type="string">
                <text:h text:style-name="Heading_20_2" text:outline-level="2">Objectif opérationnel</text:h>
              </table:table-cell>
              <table:covered-table-cell/>
            </table:table-row>
            <table:table-row>
              <table:table-cell table:style-name="Tableau12.A2" office:value-type="string">
                <text:p text:style-name="fa-attr-libellé">Titre</text:p>
              </table:table-cell>
              <table:table-cell table:style-name="Tableau12.B2" office:value-type="string">
                <text:p text:style-name="fa-oo-valeur"><text:text-input text:description="">oo.Title()</text:text-input></text:p>
              </table:table-cell>
            </table:table-row>
            <table:table-row>
              <table:table-cell table:style-name="Tableau12.A2" office:value-type="string">
                <text:p text:style-name="fa-attr-libellé"><office:annotation><dc:creator>sge </dc:creator><dc:date>2013-10-21T23:36:44</dc:date><text:p text:style-name="P2"><text:span text:style-name="T5">do row if oo.description</text:span></text:p></office:annotation>Description</text:p>
              </table:table-cell>
              <table:table-cell table:style-name="Tableau12.B2" office:value-type="string">
                <text:p text:style-name="fa-oo-valeur"><office:annotation><dc:creator>sge </dc:creator><dc:date>2013-10-21T23:36:08</dc:date><text:p text:style-name="P2"><text:span text:style-name="T7">do text</text:span></text:p><text:p text:style-name="P2"><text:span text:style-name="T7">from xhtml(view.getObjectDGM(oo).textFieldToHtml('description'))</text:span></text:p></office:annotation>champ description</text:p>
              </table:table-cell>
            </table:table-row>
            <table:table-row>
              <table:table-cell table:style-name="Tableau12.A2" office:value-type="string">
                <text:p text:style-name="fa-attr-libellé"><office:annotation><dc:creator>sge </dc:creator><dc:date>2013-10-18T15:09:43</dc:date><text:p text:style-name="P2"><text:span text:style-name="T5">do row if oo.categories</text:span></text:p></office:annotation>Domaine</text:p>
              </table:table-cell>
              <table:table-cell table:style-name="Tableau12.B2" office:value-type="string">
                <text:p text:style-name="fa-oo-valeur"><text:text-input text:description="">view.vocValue(u'imio.project.core.content.project.categories_vocabulary', 'categories', obj=oo)</text:text-input></text:p>
              </table:table-cell>
            </table:table-row>
            <table:table-row>
              <table:table-cell table:style-name="Tableau12.A2" office:value-type="string">
                <text:p text:style-name="fa-attr-libellé">Indicateur de résultat</text:p>
              </table:table-cell>
              <table:table-cell table:style-name="Tableau12.B2" office:value-type="string">
                <text:p text:style-name="fa-oo-valeur"><office:annotation><dc:creator>sge </dc:creator><dc:date>2013-06-21T22:15:44</dc:date><text:p text:style-name="P2"><text:span text:style-name="T5">do text</text:span></text:p><text:p text:style-name="P2"><text:span text:style-name="T5">from xhtml(view</text:span><text:span text:style-name="T7">.getObjectDGM(oo)</text:span><text:span text:style-name="T5">.formatResultIndicator())</text:span></text:p></office:annotation>result indicator</text:p>
              </table:table-cell>
            </table:table-row>
            <table:table-row>
              <table:table-cell table:style-name="Tableau12.A2" office:value-type="string">
                <text:p text:style-name="fa-attr-libellé">Priorité</text:p>
              </table:table-cell>
              <table:table-cell table:style-name="Tableau12.B2" office:value-type="string">
                <text:p text:style-name="fa-oo-valeur"><text:text-input text:description="">view.get('priority', obj=oo)</text:text-input></text:p>
              </table:table-cell>
            </table:table-row>
            <table:table-row>
              <table:table-cell table:style-name="Tableau12.A2" office:value-type="string">
                <text:p text:style-name="fa-attr-libellé">Échéance</text:p>
              </table:table-cell>
              <table:table-cell table:style-name="Tableau12.B2" office:value-type="string">
                <text:p text:style-name="fa-oo-valeur"><text:text-input text:description="">oo.planned_end_date.strftime('%d/%m/%Y')</text:text-input></text:p>
              </table:table-cell>
            </table:table-row>
            <table:table-row>
              <table:table-cell table:style-name="Tableau12.A2" office:value-type="string">
                <text:p text:style-name="fa-attr-libellé">Responsable mandataire</text:p>
              </table:table-cell>
              <table:table-cell table:style-name="Tableau12.B2" office:value-type="string">
                <text:p text:style-name="fa-oo-valeur"><text:text-input text:description="">view.vocValues(u'imio.project.pst.content.operational.representative_responsible_vocabulary', 'representative_responsible', sep=', ', obj=oo)</text:text-input></text:p>
              </table:table-cell>
            </table:table-row>
            <table:table-row>
              <table:table-cell table:style-name="Tableau12.A2" office:value-type="string">
                <text:p text:style-name="fa-attr-libellé">Responsable administratif</text:p>
              </table:table-cell>
              <table:table-cell table:style-name="Tableau12.B2" office:value-type="string">
                <text:p text:style-name="fa-oo-valeur"><text:text-input text:description="">view.vocValues(u'imio.project.pst.content.operational.administrative_responsible_vocabulary', 'administrative_responsible', sep=', ', obj=oo)</text:text-input></text:p>
              </table:table-cell>
            </table:table-row>
            <table:table-row>
              <table:table-cell table:style-name="Tableau12.A2" office:value-type="string">
                <text:p text:style-name="fa-attr-libellé">Service gestionnaire</text:p>
              </table:table-cell>
              <table:table-cell table:style-name="Tableau12.B2" office:value-type="string">
                <text:p text:style-name="fa-oo-valeur"><text:text-input text:description="">view.vocValues('imio.project.core.content.project.manager_vocabulary', 'manager', sep=', ', obj=oo)</text:text-input></text:p>
              </table:table-cell>
            </table:table-row>
            <table:table-row>
              <table:table-cell table:style-name="Tableau12.A2" office:value-type="string">
                <text:p text:style-name="fa-attr-libellé"><office:annotation><dc:creator>sge </dc:creator><dc:date>2013-10-18T15:13:26</dc:date><text:p text:style-name="P2"><text:span text:style-name="T5">do row if oo.</text:span><text:span text:style-name="T7">extra_concerned_people</text:span></text:p></office:annotation>Partenaires</text:p>
              </table:table-cell>
              <table:table-cell table:style-name="Tableau12.B2" office:value-type="string">
                <text:p text:style-name="fa-attr-valeur"><office:annotation><dc:creator>sge </dc:creator><dc:date>2013-06-17T12:54:19</dc:date><text:p text:style-name="P2"><text:span text:style-name="T7">do text</text:span></text:p><text:p text:style-name="P2"><text:span text:style-name="T7">from xhtml(view.textFieldToHtml('extra_concerned_people', obj=oo))</text:span></text:p></office:annotation>champ extra_concerned_people</text:p>
              </table:table-cell>
            </table:table-row>
            <table:table-row>
              <table:table-cell table:style-name="Tableau12.A2" office:value-type="string">
                <text:p text:style-name="fa-attr-libellé">Budget propre</text:p>
              </table:table-cell>
              <table:table-cell table:style-name="Tableau12.B2" office:value-type="string">
                <text:p text:style-name="fa-attr-valeur"><office:annotation><dc:creator>sge </dc:creator><dc:date>2013-06-17T12:34:05</dc:date><text:p text:style-name="P2"><text:span text:style-name="T5">do text if oo.budget</text:span></text:p><text:p text:style-name="P2"><text:span text:style-name="T5">from xhtml(view.</text:span><text:span text:style-name="T7">getObjectDGM(so).</text:span><text:span text:style-name="T5">getOwnBudget(obj=oo))</text:span></text:p></office:annotation>champ budget</text:p>
              </table:table-cell>
            </table:table-row>
            <table:table-row>
              <table:table-cell table:style-name="Tableau12.A2" office:value-type="string">
                <text:p text:style-name="fa-attr-libellé"><office:annotation><dc:creator>sge </dc:creator><dc:date>2013-10-18T15:28:43</dc:date><text:p text:style-name="P2"><text:span text:style-name="T7">do row if view.get('budget_comments', obj=oo)</text:span></text:p></office:annotation>Commentaires budget</text:p>
              </table:table-cell>
              <table:table-cell table:style-name="Tableau12.B2" office:value-type="string">
                <text:p text:style-name="Table_20_Contents"><office:annotation><dc:creator>sge </dc:creator><dc:date>2013-09-18T13:03:01</dc:date><text:p text:style-name="P2"><text:span text:style-name="T7">do text</text:span></text:p><text:p text:style-name="P2"><text:span text:style-name="T7">from xhtml(view.get('budget_comments', obj=oo))</text:span></text:p></office:annotation>champ budget_comments</text:p>
              </table:table-cell>
            </table:table-row>
            <table:table-row>
              <table:table-cell table:style-name="Tableau12.A2" office:value-type="string">
                <text:p text:style-name="fa-attr-libellé">Budget des actions</text:p>
              </table:table-cell>
              <table:table-cell table:style-name="Tableau12.B2" office:value-type="string">
                <text:p text:style-name="Table_20_Contents"><office:annotation><dc:creator>sge </dc:creator><dc:date>2013-09-18T11:38:33</dc:date><text:p text:style-name="P2"><text:span text:style-name="T7">do text</text:span></text:p><text:p text:style-name="P2"><text:span text:style-name="T7">from xhtml(view.getObjectDGM(so).getChildrenBudget(obj=oo))</text:span></text:p></office:annotation>widget budget des sous-éléments</text:p>
              </table:table-cell>
            </table:table-row>
            <table:table-row>
              <table:table-cell table:style-name="Tableau12.A2" office:value-type="string">
                <text:p text:style-name="fa-attr-libellé"><office:annotation><dc:creator>sge </dc:creator><dc:date>2013-10-21T23:41:38</dc:date><text:p text:style-name="P2"><text:span text:style-name="T5">do row if view.get('observation', obj=oo)</text:span></text:p></office:annotation>Constat</text:p>
              </table:table-cell>
              <table:table-cell table:style-name="Tableau12.B2" office:value-type="string">
                <text:p text:style-name="fa-attr-valeur"><office:annotation><dc:creator>sge </dc:creator><dc:date>2013-10-21T23:41:16</dc:date><text:p text:style-name="P2"><text:span text:style-name="T7">do text</text:span></text:p><text:p text:style-name="P2"><text:span text:style-name="T7">from xhtml(view.getObjectDGM(oo).get('observation'))</text:span></text:p></office:annotation>champ observation</text:p>
              </table:table-cell>
            </table:table-row>
            <table:table-row>
              <table:table-cell table:style-name="Tableau12.A2" office:value-type="string">
                <text:p text:style-name="fa-attr-libellé"><office:annotation><dc:creator>sge </dc:creator><dc:date>2013-10-18T15:32:49</dc:date><text:p text:style-name="P2"><text:span text:style-name="T7">do row if view.get('comments', obj=oo)</text:span></text:p></office:annotation>Commentaires</text:p>
              </table:table-cell>
              <table:table-cell table:style-name="Tableau12.B2" office:value-type="string">
                <text:p text:style-name="fa-attr-valeur"><office:annotation><dc:creator>sge </dc:creator><dc:date>2013-06-17T13:13:51</dc:date><text:p text:style-name="P2"><text:span text:style-name="T7">do text</text:span></text:p><text:p text:style-name="P2"><text:span text:style-name="T7">from xhtml(view.get('comments', obj=oo))</text:span></text:p></office:annotation>champ comments</text:p>
              </table:table-cell>
            </table:table-row>
          </table:table>
          <text:section text:style-name="Sect1" text:name="Section5">
            <text:p text:style-name="fa-os"><text:span text:style-name="T1"><text:s/></text:span><text:span text:style-name="T2"><office:annotation><dc:creator>Ngaha </dc:creator><dc:date>2013-10-15T13:08:03</dc:date><text:p text:style-name="P2"><text:span text:style-name="T7">do section- for act in view.getActions(oo)</text:span></text:p></office:annotation></text:span></text:p>
            <table:table table:name="Tableau14" table:style-name="Tableau14">
              <table:table-column table:style-name="Tableau14.A"/>
              <table:table-column table:style-name="Tableau14.B"/>
              <text:soft-page-break/>
              <table:table-row>
                <table:table-cell table:style-name="Tableau14.A1" table:number-columns-spanned="2" office:value-type="string">
                  <text:h text:style-name="Heading_20_3" text:outline-level="3">Action</text:h>
                </table:table-cell>
                <table:covered-table-cell/>
              </table:table-row>
              <table:table-row>
                <table:table-cell table:style-name="Tableau14.A2" office:value-type="string">
                  <text:p text:style-name="fa-attr-libellé">Titre</text:p>
                </table:table-cell>
                <table:table-cell table:style-name="Tableau14.B2" office:value-type="string">
                  <text:p text:style-name="fa-attr-valeur"><text:text-input text:description="">act.Title()</text:text-input></text:p>
                </table:table-cell>
              </table:table-row>
              <table:table-row>
                <table:table-cell table:style-name="Tableau14.A2" office:value-type="string">
                  <text:p text:style-name="fa-attr-libellé"><office:annotation><dc:creator>sge </dc:creator><dc:date>2013-10-21T23:29:43</dc:date><text:p text:style-name="P2"><text:span text:style-name="T7">do row if view.get('description', obj=act)</text:span></text:p></office:annotation>Description</text:p>
                </table:table-cell>
                <table:table-cell table:style-name="Tableau14.B2" office:value-type="string">
                  <text:p text:style-name="fa-attr-valeur"><office:annotation><dc:creator>sge </dc:creator><dc:date>2013-10-21T23:27:35</dc:date><text:p text:style-name="P2"><text:span text:style-name="T7">do text</text:span></text:p><text:p text:style-name="P2"><text:span text:style-name="T7">from xhtml(view.getObjectDGM(act).textFieldToHtml('description'))</text:span></text:p></office:annotation>champ description</text:p>
                </table:table-cell>
              </table:table-row>
              <table:table-row>
                <table:table-cell table:style-name="Tableau14.A2" office:value-type="string">
                  <text:p text:style-name="fa-attr-libellé">Échéance</text:p>
                </table:table-cell>
                <table:table-cell table:style-name="Tableau14.B2" office:value-type="string">
                  <text:p text:style-name="fa-attr-valeur"><text:text-input text:description="">act.planned_end_date.strftime('%d/%m/%Y')</text:text-input></text:p>
                </table:table-cell>
              </table:table-row>
              <table:table-row>
                <table:table-cell table:style-name="Tableau14.A2" office:value-type="string">
                  <text:p text:style-name="fa-attr-libellé">Indice de santé</text:p>
                </table:table-cell>
                <table:table-cell table:style-name="Tableau14.B2" office:value-type="string">
                  <text:p text:style-name="fa-attr-valeur"><office:annotation><dc:creator>sge </dc:creator><dc:date>2013-06-17T14:29:33</dc:date><text:p text:style-name="P2"><text:span text:style-name="T7">do text</text:span></text:p><text:p text:style-name="P2"><text:span text:style-name="T7">from xhtml(view.getObjectDGM(act).formatHealthIndicator())</text:span></text:p></office:annotation>champ health_indicator_details</text:p>
                </table:table-cell>
              </table:table-row>
              <table:table-row>
                <table:table-cell table:style-name="Tableau14.A2" office:value-type="string">
                  <text:p text:style-name="fa-attr-libellé">Service</text:p>
                </table:table-cell>
                <table:table-cell table:style-name="Tableau14.B2" office:value-type="string">
                  <text:p text:style-name="fa-attr-valeur"><text:text-input text:description="">view.vocValues(u'imio.project.core.content.project.manager_vocabulary', 'manager', sep=', ', obj=act)</text:text-input></text:p>
                </table:table-cell>
              </table:table-row>
              <table:table-row>
                <table:table-cell table:style-name="Tableau14.A2" office:value-type="string">
                  <text:p text:style-name="fa-attr-libellé"><office:annotation><dc:creator>sge </dc:creator><dc:date>2013-10-21T23:33:12</dc:date><text:p text:style-name="P2"><text:span text:style-name="T7">do row if act.extra_concerned_people</text:span></text:p></office:annotation>Partenaires</text:p>
                </table:table-cell>
                <table:table-cell table:style-name="Tableau14.B2" office:value-type="string">
                  <text:p text:style-name="fa-attr-valeur"><office:annotation><dc:creator>sge </dc:creator><dc:date>2013-06-17T12:54:19</dc:date><text:p text:style-name="P2"><text:span text:style-name="T7">do text</text:span></text:p><text:p text:style-name="P2"><text:span text:style-name="T7">from xhtml(view.getObjectDGM(act).textFieldToHtml('extra_concerned_people'))</text:span></text:p></office:annotation>champ extra_concerned_people</text:p>
                </table:table-cell>
              </table:table-row>
              <table:table-row>
                <table:table-cell table:style-name="Tableau14.A2" office:value-type="string">
                  <text:p text:style-name="fa-attr-libellé">Budget propre</text:p>
                </table:table-cell>
                <table:table-cell table:style-name="Tableau14.B2" office:value-type="string">
                  <text:p text:style-name="fa-attr-valeur"><office:annotation><dc:creator>sge </dc:creator><dc:date>2013-06-17T12:34:05</dc:date><text:p text:style-name="P2"><text:span text:style-name="T7">do text if act.budget</text:span></text:p><text:p text:style-name="P2"><text:span text:style-name="T7">from xhtml(view.getObjectDGM(so).getOwnBudget(obj=act))</text:span></text:p></office:annotation>champ budget</text:p>
                </table:table-cell>
              </table:table-row>
              <table:table-row>
                <table:table-cell table:style-name="Tableau14.A2" office:value-type="string">
                  <text:p text:style-name="fa-attr-libellé"><office:annotation><dc:creator>sge </dc:creator><dc:date>2013-10-18T15:36:30</dc:date><text:p text:style-name="P2"><text:span text:style-name="T7">do row if view.get('budget_comments', obj=act)</text:span></text:p></office:annotation>Commentaires budget</text:p>
                </table:table-cell>
                <table:table-cell table:style-name="Tableau14.B2" office:value-type="string">
                  <text:p text:style-name="fa-attr-valeur"><office:annotation><dc:creator>sge </dc:creator><dc:date>2013-09-18T13:05:33</dc:date><text:p text:style-name="P2"><text:span text:style-name="T7">do text</text:span></text:p><text:p text:style-name="P2"><text:span text:style-name="T7">from xhtml(view.getObjectDGM(act).get('budget_comments'))</text:span></text:p></office:annotation>champ budget_comments</text:p>
                </table:table-cell>
              </table:table-row>
              <table:table-row>
                <table:table-cell table:style-name="Tableau14.A2" office:value-type="string">
                  <text:p text:style-name="fa-attr-libellé">Progression</text:p>
                </table:table-cell>
                <table:table-cell table:style-name="Tableau14.B2" office:value-type="string">
                  <text:p text:style-name="fa-attr-valeur"><text:text-input text:description="">view.get('progress', obj=act)</text:text-input></text:p>
                </table:table-cell>
              </table:table-row>
              <table:table-row>
                <table:table-cell table:style-name="Tableau14.A2" office:value-type="string">
                  <text:p text:style-name="fa-attr-libellé">Plan de travail</text:p>
                </table:table-cell>
                <table:table-cell table:style-name="Tableau14.B2" office:value-type="string">
                  <text:p text:style-name="fa-attr-valeur"><office:annotation><dc:creator>sge </dc:creator><dc:date>2013-06-17T13:12:40</dc:date><text:p text:style-name="P2"><text:span text:style-name="T7">do text</text:span></text:p><text:p text:style-name="P2"><text:span text:style-name="T7">from xhtml(view.get('work_plan', obj=act))</text:span></text:p></office:annotation>champ work_plan</text:p>
                </table:table-cell>
              </table:table-row>
              <table:table-row>
                <table:table-cell table:style-name="Tableau14.A2" office:value-type="string">
                  <text:p text:style-name="fa-attr-libellé"><office:annotation><dc:creator>sge </dc:creator><dc:date>2013-10-18T15:36:44</dc:date><text:p text:style-name="P2"><text:span text:style-name="T7">do row if view.get('observation', obj=act)</text:span></text:p></office:annotation>Constat</text:p>
                </table:table-cell>
                <table:table-cell table:style-name="Tableau14.B2" office:value-type="string">
                  <text:p text:style-name="fa-attr-valeur"><office:annotation><dc:creator>sge </dc:creator><dc:date>2013-06-17T13:13:51</dc:date><text:p text:style-name="P2"><text:span text:style-name="T7">do text</text:span></text:p><text:p text:style-name="P2"><text:span text:style-name="T7">from xhtml(view.getObjectDGM(act).get('observation'))</text:span></text:p></office:annotation>champ observation</text:p>
                </table:table-cell>
              </table:table-row>
              <table:table-row>
                <table:table-cell table:style-name="Tableau14.A2" office:value-type="string">
                  <text:p text:style-name="fa-attr-libellé"><office:annotation><dc:creator>sge </dc:creator><dc:date>2013-10-18T15:36:44</dc:date><text:p text:style-name="P2"><text:span text:style-name="T7">do row if view.get('comments', obj=act)</text:span></text:p></office:annotation>Commentaires</text:p>
                </table:table-cell>
                <table:table-cell table:style-name="Tableau14.B2" office:value-type="string">
                  <text:p text:style-name="fa-attr-valeur"><office:annotation><dc:creator>sge </dc:creator><dc:date>2013-06-17T13:13:51</dc:date><text:p text:style-name="P2"><text:span text:style-name="T7">do text</text:span></text:p><text:p text:style-name="P2"><text:span text:style-name="T7">from xhtml(view.getObjectDGM(act).get('comments'))</text:span></text:p></office:annotation>champ comments</text:p>
                </table:table-cell>
              </table:table-row>
            </table:table>
            <text:p text:style-name="Text_20_body"/>
          </text:section>
          <text:p text:style-name="Text_20_body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Lohit Bengali" svg:font-family="'Lohit Bengali'" style:font-pitch="variable"/>
    <style:font-face style:name="Lohit Bengali1" svg:font-family="'Lohit Bengali'" style:font-adornments="Gras" style:font-pitch="variable"/>
    <style:font-face style:name="Lohit Bengali2" svg:font-family="'Lohit Bengali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a-titre" style:family="paragraph" style:parent-style-name="Table_20_Contents" style:class="extra" style:master-page-name="">
      <style:paragraph-properties fo:margin="100%" fo:margin-left="0cm" fo:margin-right="0cm" fo:margin-top="0cm" fo:margin-bottom="0cm" fo:text-align="center" style:justify-single-word="false" fo:text-indent="0cm" style:auto-text-indent="false" style:page-number="auto" fo:background-color="#4c4c4c" style:shadow="none">
        <style:tab-stops/>
        <style:background-image/>
      </style:paragraph-properties>
      <style:text-properties fo:text-transform="uppercase" fo:color="#ffffff" style:font-name="Lohit Bengali1" fo:font-size="16pt" fo:font-weight="bold" style:font-size-asian="10.5pt"/>
    </style:style>
    <style:style style:name="fa-volet" style:family="paragraph" style:parent-style-name="Table_20_Contents" style:class="extra">
      <style:paragraph-properties fo:text-align="center" style:justify-single-word="false" fo:background-color="#800000">
        <style:background-image/>
      </style:paragraph-properties>
      <style:text-properties fo:text-transform="uppercase" fo:color="#ffffff" style:font-name="Lohit Bengali2" style:font-size-asian="10.5pt"/>
    </style:style>
    <style:style style:name="fa-domaine" style:family="paragraph" style:parent-style-name="Table_20_Contents" style:class="extra">
      <style:paragraph-properties fo:text-align="start" style:justify-single-word="false" fo:background-color="#ff0000">
        <style:background-image/>
      </style:paragraph-properties>
      <style:text-properties fo:color="#ffffff" fo:font-weight="bold" style:font-size-asian="10.5pt"/>
    </style:style>
    <style:style style:name="fa-os" style:family="paragraph" style:parent-style-name="Table_20_Contents" style:default-outline-level="" style:list-style-name="" style:class="extra">
      <style:paragraph-properties fo:text-align="center" style:justify-single-word="false" fo:background-color="transparent">
        <style:background-image/>
      </style:paragraph-properties>
      <style:text-properties fo:color="#333333" style:font-name="Lohit Bengali" fo:font-size="14pt" fo:font-weight="bold" style:font-size-asian="14pt" style:font-size-complex="14pt"/>
    </style:style>
    <style:style style:name="fa-oo-libellé" style:family="paragraph" style:parent-style-name="Table_20_Contents" style:default-outline-level="" style:list-style-name="" style:class="extra">
      <style:paragraph-properties fo:background-color="transparent">
        <style:background-image/>
      </style:paragraph-properties>
      <style:text-properties fo:color="#333333" fo:font-weight="bold" style:font-size-asian="10.5pt"/>
    </style:style>
    <style:style style:name="fa-oo-valeur" style:family="paragraph" style:parent-style-name="Table_20_Contents" style:class="extra">
      <style:paragraph-properties fo:background-color="transparent">
        <style:background-image/>
      </style:paragraph-properties>
      <style:text-properties fo:color="#333333" style:font-size-asian="10.5pt"/>
    </style:style>
    <style:style style:name="fa-attr-libellé" style:family="paragraph" style:parent-style-name="Table_20_Contents" style:class="extra">
      <style:paragraph-properties fo:background-color="transparent">
        <style:background-image/>
      </style:paragraph-properties>
      <style:text-properties fo:font-size="12pt" fo:font-style="normal" fo:font-weight="bold" style:font-size-asian="12pt" style:font-style-asian="normal" style:font-size-complex="12pt" style:font-style-complex="normal"/>
    </style:style>
    <style:style style:name="fa-attr-valeur" style:family="paragraph" style:parent-style-name="Table_20_Contents" style:class="extra"/>
    <style:style style:name="fa-attr-valeur-bon" style:family="paragraph" style:parent-style-name="fa-attr-valeur" style:class="extra">
      <style:paragraph-properties fo:background-color="#33cc66">
        <style:background-image/>
      </style:paragraph-properties>
      <style:text-properties fo:color="#ffffff"/>
    </style:style>
    <style:style style:name="fa-attr-valeur-risque" style:family="paragraph" style:parent-style-name="fa-attr-valeur" style:class="extra">
      <style:paragraph-properties fo:background-color="#ff6633">
        <style:background-image/>
      </style:paragraph-properties>
      <style:text-properties fo:color="#ffffff"/>
    </style:style>
    <style:style style:name="fa-attr-valeur-blocage" style:family="paragraph" style:parent-style-name="fa-attr-valeur" style:class="extra">
      <style:paragraph-properties fo:background-color="#ff0000">
        <style:background-image/>
      </style:paragraph-properties>
      <style:text-properties fo:color="#ffffff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a-intitulés" style:family="paragraph" style:parent-style-name="Table_20_Contents" style:class="extra" style:master-page-name="">
      <style:paragraph-properties fo:text-align="center" style:justify-single-word="false" style:page-number="auto" fo:background-color="transparent" style:shadow="none">
        <style:tab-stops/>
        <style:background-image/>
      </style:paragraph-properties>
      <style:text-properties style:font-name="Lohit Bengali1" fo:font-size="10pt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Liberation Sans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text-align="start" style:justify-single-word="false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Line_20_numbering" style:display-name="Line numbering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space" fo:text-indent="-0.51cm" fo:margin-left="0.51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 </meta:initial-creator>
    <meta:creation-date>2013-06-14T09:21:12</meta:creation-date>
    <dc:date>2013-10-22T08:16:48</dc:date>
    <dc:creator>sge </dc:creator>
    <meta:editing-duration>PT15H11M15S</meta:editing-duration>
    <meta:editing-cycles>121</meta:editing-cycles>
    <meta:generator>LibreOffice/3.5$Linux_X86_64 LibreOffice_project/350m1$Build-2</meta:generator>
    <meta:document-statistic meta:table-count="3" meta:image-count="0" meta:object-count="0" meta:page-count="2" meta:paragraph-count="73" meta:word-count="190" meta:character-count="1831" meta:non-whitespace-character-count="1753"/>
  </office:meta>
</office:document-meta>
</file>